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df9e" officeooo:paragraph-rsid="0009df9e"/>
    </style:style>
    <style:style style:name="P2" style:family="paragraph" style:parent-style-name="Standard">
      <style:text-properties officeooo:rsid="0009ebdd" officeooo:paragraph-rsid="0009ebdd"/>
    </style:style>
    <style:style style:name="T1" style:family="text">
      <style:text-properties officeooo:rsid="0007dfa9"/>
    </style:style>
    <style:style style:name="T2" style:family="text">
      <style:text-properties officeooo:rsid="0009df9e"/>
    </style:style>
    <style:style style:name="T3" style:family="text">
      <style:text-properties officeooo:rsid="0009eb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2</text:span>.19 Complete the following table by writing the value of each expression in the Value</text:p>
      <text:p text:style-name="Standard">column:</text:p>
      <text:p text:style-name="Standard"/>
      <text:p text:style-name="Standard"><text:span text:style-name="T2">Sol:</text:span><text:tab/>Expression Value</text:p>
      <text:p text:style-name="Standard"><text:tab/>6 + 3 * 5 ______ <text:span text:style-name="T2">= 21</text:span></text:p>
      <text:p text:style-name="Standard"><text:tab/>12 / 2 − 4 ______ <text:span text:style-name="T2">= 2</text:span></text:p>
      <text:p text:style-name="Standard"><text:tab/>9 + 14 * 2 − 6 ______ <text:span text:style-name="T2">= 31</text:span></text:p>
      <text:p text:style-name="Standard"><text:tab/>(6 + 2) * 3 ______ <text:span text:style-name="T2">= 24</text:span></text:p>
      <text:p text:style-name="Standard"><text:tab/>14 / (11 − 4) ______ <text:span text:style-name="T2">= 2</text:span></text:p>
      <text:p text:style-name="Standard"><text:tab/>9 + 12 * (8 − 3) ______ <text:span text:style-name="T2">= 69</text:span></text:p>
      <text:p text:style-name="Standard"/>
      <text:p text:style-name="Standard">2.20 What value will be assigned to result after the following statement executes?</text:p>
      <text:p text:style-name="Standard"><text:tab/><text:span text:style-name="T3">r</text:span>esult = 9 // 2</text:p>
      <text:p text:style-name="Standard"/>
      <text:p text:style-name="P1">Sol: ‘<text:span text:style-name="T3">r</text:span>esult’ will be equal to 4. <text:span text:style-name="T3">Since we are doing integer division.</text:span></text:p>
      <text:p text:style-name="P1"/>
      <text:p text:style-name="Standard">2.21 What value will be assigned to result after the following statement executes?</text:p>
      <text:p text:style-name="Standard"><text:tab/><text:span text:style-name="T3">r</text:span>esult = 9 % 2</text:p>
      <text:p text:style-name="Standard"/>
      <text:p text:style-name="P2">Sol: ‘result’ will be equal to 1, we are appling the modulo operator, this will give the remainder of the two operand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6:26:18.559410201</meta:creation-date>
    <dc:date>2019-05-05T16:35:57.615855666</dc:date>
    <meta:editing-duration>PT9M3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42" meta:character-count="647" meta:non-whitespace-character-count="512"/>
  </office:meta>
</office:document-meta>
</file>